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5-12-05">
            <text:p>5.12.2015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9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37H23M00S">
            <text:p>2737:23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20H02M00S">
            <text:p>20:02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42H57M00S">
            <text:p>42:57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42H57M00S">
            <text:p>542:57:00</text:p>
          </table:table-cell>
          <table:table-cell table:style-name="ce69" table:formula="of:=IF([.$F12] = 0; &quot;N/A&quot;; [.$F12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42H57M00S">
            <text:p>442:57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7H56M00S">
            <text:p>537:56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94H37M00S">
            <text:p>694:37:00</text:p>
          </table:table-cell>
          <table:table-cell table:style-name="ce69" table:formula="of:=IF([.$F15] = 0; &quot;N/A&quot;; [.$F15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94H37M00S">
            <text:p>194:37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94H37M00S">
            <text:p>694:37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94H37M00S">
            <text:p>694:37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94H37M00S">
            <text:p>694:37:00</text:p>
          </table:table-cell>
          <table:table-cell table:style-name="ce69" table:formula="of:=IF([.$F19] = 0; &quot;N/A&quot;; [.$F19]-[.$H$3])" office:value-type="float" office:value="175">
            <text:p>17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94H37M00S">
            <text:p>694:37:00</text:p>
          </table:table-cell>
          <table:table-cell table:style-name="ce69" table:formula="of:=IF([.$F20] = 0; &quot;N/A&quot;; [.$F20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94H37M00S">
            <text:p>694:37:00</text:p>
          </table:table-cell>
          <table:table-cell table:style-name="ce69" table:formula="of:=IF([.$F21] = 0; &quot;N/A&quot;; [.$F21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94H37M00S">
            <text:p>694:37:00</text:p>
          </table:table-cell>
          <table:table-cell table:style-name="ce69" table:formula="of:=IF([.$F22] = 0; &quot;N/A&quot;; [.$F22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94H37M00S">
            <text:p>1194:37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94H37M00S">
            <text:p>2694:37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175">
            <text:p>17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175">
            <text:p>17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905">
            <text:p>9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42H57M00S">
            <text:p>42:57:00</text:p>
          </table:table-cell>
          <table:table-cell table:style-name="ce69" table:formula="of:=IF([.$F32] = 0; &quot;N/A&quot;; [.$F32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94H37M00S">
            <text:p>194:37:00</text:p>
          </table:table-cell>
          <table:table-cell table:style-name="ce69" table:formula="of:=IF([.$F33] = 0; &quot;N/A&quot;; [.$F33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94H37M00S">
            <text:p>694:37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94H37M00S">
            <text:p>694:37:00</text:p>
          </table:table-cell>
          <table:table-cell table:style-name="ce69" table:formula="of:=IF([.$F35] = 0; &quot;N/A&quot;; [.$F35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94H37M00S">
            <text:p>694:37:00</text:p>
          </table:table-cell>
          <table:table-cell table:style-name="ce69" table:formula="of:=IF([.$F36] = 0; &quot;N/A&quot;; [.$F36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94H37M00S">
            <text:p>694:37:00</text:p>
          </table:table-cell>
          <table:table-cell table:style-name="ce69" table:formula="of:=IF([.$F37] = 0; &quot;N/A&quot;; [.$F37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94H37M00S">
            <text:p>694:37:00</text:p>
          </table:table-cell>
          <table:table-cell table:style-name="ce69" table:formula="of:=IF([.$F38] = 0; &quot;N/A&quot;; [.$F38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94H37M00S">
            <text:p>694:37:00</text:p>
          </table:table-cell>
          <table:table-cell table:style-name="ce69" table:formula="of:=IF([.$F39] = 0; &quot;N/A&quot;; [.$F39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94H37M00S">
            <text:p>694:37:00</text:p>
          </table:table-cell>
          <table:table-cell table:style-name="ce69" table:formula="of:=IF([.$F40] = 0; &quot;N/A&quot;; [.$F40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6H32M00S">
            <text:p>626:32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94H37M00S">
            <text:p>1694:37:00</text:p>
          </table:table-cell>
          <table:table-cell table:style-name="ce69" table:formula="of:=IF([.$F42] = 0; &quot;N/A&quot;; [.$F42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94H37M00S">
            <text:p>1694:37:00</text:p>
          </table:table-cell>
          <table:table-cell table:style-name="ce69" table:formula="of:=IF([.$F43] = 0; &quot;N/A&quot;; [.$F43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94H37M00S">
            <text:p>1694:37:00</text:p>
          </table:table-cell>
          <table:table-cell table:style-name="ce69" table:formula="of:=IF([.$F44] = 0; &quot;N/A&quot;; [.$F44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94H37M00S">
            <text:p>2194:37:00</text:p>
          </table:table-cell>
          <table:table-cell table:style-name="ce69" table:formula="of:=IF([.$F45] = 0; &quot;N/A&quot;; [.$F45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94H37M00S">
            <text:p>2694:37:00</text:p>
          </table:table-cell>
          <table:table-cell table:style-name="ce69" table:formula="of:=IF([.$F46] = 0; &quot;N/A&quot;; [.$F46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94H37M00S">
            <text:p>2694:37:00</text:p>
          </table:table-cell>
          <table:table-cell table:style-name="ce69" table:formula="of:=IF([.$F47] = 0; &quot;N/A&quot;; [.$F47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540">
            <text:p>5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42H57M00S">
            <text:p>42:57:00</text:p>
          </table:table-cell>
          <table:table-cell table:style-name="ce69" table:formula="of:=IF([.$F57] = 0; &quot;N/A&quot;; [.$F57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42H57M00S">
            <text:p>42:57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42H57M00S">
            <text:p>42:57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42H57M00S">
            <text:p>42:57:00</text:p>
          </table:table-cell>
          <table:table-cell table:style-name="ce69" table:formula="of:=IF([.$F61] = 0; &quot;N/A&quot;; [.$F61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42H57M00S">
            <text:p>42:57:00</text:p>
          </table:table-cell>
          <table:table-cell table:style-name="ce69" table:formula="of:=IF([.$F62] = 0; &quot;N/A&quot;; [.$F62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42H57M00S">
            <text:p>42:57:00</text:p>
          </table:table-cell>
          <table:table-cell table:style-name="ce69" table:formula="of:=IF([.$F63] = 0; &quot;N/A&quot;; [.$F63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20H02M00S">
            <text:p>20:02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20H02M00S">
            <text:p>20:02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29/2015</text:p>
          </table:table-cell>
          <table:table-cell table:style-name="ce35" office:value-type="date" office:date-value="2015-12-02">
            <text:p>02.12.2015</text:p>
          </table:table-cell>
          <table:table-cell table:style-name="ce46" office:value-type="string">
            <text:p>2736:53</text:p>
          </table:table-cell>
          <table:table-cell table:style-name="ce55" office:value-type="date" office:date-value="2016-01-02">
            <text:p>2.01.2016</text:p>
          </table:table-cell>
          <table:table-cell table:style-name="ce46" office:value-type="string">
            <text:p>2761:53</text:p>
          </table:table-cell>
          <table:table-cell table:style-name="ce62" table:formula="of:=IF([.$G67] = 0; &quot;N/A&quot;; [.$G67] - [.$H$5])" office:value-type="time" office:time-value="PT24H30M00S">
            <text:p>24:30:00</text:p>
          </table:table-cell>
          <table:table-cell table:style-name="ce69" table:formula="of:=IF([.$F67] = 0; &quot;N/A&quot;; [.$F67]-[.$H$3])" office:value-type="float" office:value="28">
            <text:p>28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733">
            <text:p>1733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942">
            <text:p>942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8H37M00S">
            <text:p>648:37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934">
            <text:p>934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934">
            <text:p>934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42H57M00S">
            <text:p>442:57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942">
            <text:p>942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934">
            <text:p>934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666">
            <text:p>1666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93H37M00S">
            <text:p>693:37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296">
            <text:p>1296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215">
            <text:p>215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3-01">
            <text:p>01.03.2015</text:p>
          </table:table-cell>
          <table:table-cell table:style-name="ce56" office:value-type="date" office:date-value="2016-02-29">
            <text:p>29.02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86">
            <text:p>86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2065">
            <text:p>2065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661">
            <text:p>1661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270">
            <text:p>12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20H02M00S">
            <text:p>20:02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42H57M00S">
            <text:p>42:57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93H33M00S">
            <text:p>93:33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5H02M00S">
            <text:p>295:02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42H57M00S">
            <text:p>442:57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42H57M00S">
            <text:p>42:57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42H57M00S">
            <text:p>42:57:00</text:p>
          </table:table-cell>
          <table:table-cell table:style-name="ce69" table:formula="of:=IF([.$F97] = 0; &quot;N/A&quot;; [.$F97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42H57M00S">
            <text:p>42:57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42H57M00S">
            <text:p>42:57:00</text:p>
          </table:table-cell>
          <table:table-cell table:style-name="ce69" table:formula="of:=IF([.$F100] = 0; &quot;N/A&quot;; [.$F100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7H37M00S">
            <text:p>217:37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42H57M00S">
            <text:p>42:57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42H57M00S">
            <text:p>42:57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42H57M00S">
            <text:p>42:57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42H57M00S">
            <text:p>42:57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42H57M00S">
            <text:p>42:57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42H57M00S">
            <text:p>442:57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661">
            <text:p>1661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8H28M00S">
            <text:p>218:28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7H37M00S">
            <text:p>4017:37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7H37M00S">
            <text:p>4017:37:00</text:p>
          </table:table-cell>
          <table:table-cell table:style-name="ce69" table:formula="of:=IF([.$F113] = 0; &quot;N/A&quot;; [.$F113]-[.$H$3])" office:value-type="float" office:value="1656">
            <text:p>1656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42H57M00S">
            <text:p>442:57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42H57M00S">
            <text:p>442:57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8H37M00S">
            <text:p>648:37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8H37M00S">
            <text:p>648:37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8H37M00S">
            <text:p>648:37:00</text:p>
          </table:table-cell>
          <table:table-cell table:style-name="ce69" table:formula="of:=IF([.$F118] = 0; &quot;N/A&quot;; [.$F118]-[.$H$3])" office:value-type="float" office:value="986">
            <text:p>986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20H02M00S">
            <text:p>20:02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42H57M00S">
            <text:p>42:57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166">
            <text:p>166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69H58M00S">
            <text:p>869:58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94H13M00S">
            <text:p>894:13:00</text:p>
          </table:table-cell>
          <table:table-cell table:style-name="ce69" table:formula="of:=IF([.$F129] = 0; &quot;N/A&quot;; [.$F129]-[.$H$3])" office:value-type="float" office:value="746">
            <text:p>746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.12.2015</text:date>, <text:time>21:37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5-12-05T21:37:31</dc:date>
    <dc:creator>b l</dc:creator>
    <meta:editing-duration>P3DT1H12M57S</meta:editing-duration>
    <meta:editing-cycles>18</meta:editing-cycles>
    <meta:generator>OpenOffice/4.1.1$Unix OpenOffice.org_project/411m6$Build-9775</meta:generator>
    <meta:document-statistic meta:table-count="3" meta:cell-count="1024" meta:object-count="0"/>
    <meta:user-defined meta:name=""/>
  </office:meta>
</office:document-meta>
</file>